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7da7d8" fo:border="0.06pt solid #000000"/>
    </style:style>
    <style:style style:name="ce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2e0ae" fo:border="0.06pt solid #000000"/>
    </style:style>
    <style:style style:name="ce8" style:family="table-cell" style:parent-style-name="Default">
      <style:table-cell-properties fo:background-color="#ed1c24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Mergesort</text:p>
          </table:table-cell>
          <table:covered-table-cell table:number-columns-repeated="6"/>
          <table:covered-table-cell table:style-name="Default"/>
          <table:covered-table-cell table:number-columns-repeated="4"/>
          <table:table-cell/>
          <table:table-cell table:style-name="ce11" office:value-type="string" calcext:value-type="string" table:number-columns-spanned="8" table:number-rows-spanned="1">
            <text:p>Quick sort</text:p>
          </table:table-cell>
          <table:covered-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X[6] =</text:p>
          </table:table-cell>
          <table:covered-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X[6] =</text:p>
          </table:table-cell>
          <table:covered-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ini</text:p>
          </table:table-cell>
          <table:table-cell table:number-columns-repeated="4"/>
          <table:table-cell office:value-type="string" calcext:value-type="string">
            <text:p>fim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inicio _v1 = inicio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inicio_v2 = meio + 1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2" table:number-rows-spanned="1">
            <text:p>while ((inicio_v1 &lt;= meio) &amp;&amp; (inicio_v2 &lt;= fim))</text:p>
          </table:table-cell>
          <table:covered-table-cell table:number-columns-repeated="6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12" table:number-rows-spanned="1">
            <text:p>x[inicio_v1] &lt;= x[inicio_v2]</text:p>
          </table:table-cell>
          <table:covered-table-cell table:number-columns-repeated="6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12" table:number-rows-spanned="1">
            <text:p>aux[poslivre] = x[inicio_v1];</text:p>
          </table:table-cell>
          <table:covered-table-cell table:number-columns-repeated="11" table:style-name="ce7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12" table:number-rows-spanned="1">
            <text:p><text:s text:c="12"/>inicio_v1 = inicio_v1 + 1;</text:p>
          </table:table-cell>
          <table:covered-table-cell table:number-columns-repeated="11" table:style-name="ce7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6" table:number-rows-spanned="1">
            <text:p>aux[poslivre] = x[inicio_v2];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6" table:number-rows-spanned="1">
            <text:p><text:s text:c="12"/>inicio_v2 = inicio_v2 + 1;</text:p>
          </table:table-cell>
          <table:covered-table-cell table:number-columns-repeated="5" table:style-name="ce7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7:33:12.648000000</meta:creation-date>
    <dc:date>2018-03-27T18:23:10.853000000</dc:date>
    <meta:editing-duration>PT9M10S</meta:editing-duration>
    <meta:editing-cycles>3</meta:editing-cycles>
    <meta:generator>LibreOffice/5.4.2.2$Windows_X86_64 LibreOffice_project/22b09f6418e8c2d508a9eaf86b2399209b0990f4</meta:generator>
    <meta:document-statistic meta:table-count="1" meta:cell-count="62" meta:object-count="0"/>
  </office:meta>
</office:document-meta>
</file>